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" draw:marker-end-width="0.2cm" draw:textarea-horizontal-align="center" draw:textarea-vertical-align="middle"/>
    </style:style>
    <style:style style:name="gr2" style:family="graphic" style:parent-style-name="standard">
      <style:graphic-properties draw:marker-end="Arrow" draw:marker-end-width="0.15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08cm" svg:y1="3.991cm" svg:x2="6.108cm" svg:y2="3.991cm">
          <text:p/>
        </draw:line>
        <draw:line draw:style-name="gr2" draw:text-style-name="P1" draw:layer="layout" svg:x1="3.958cm" svg:y1="3.73cm" svg:x2="4.607cm" svg:y2="3.73cm">
          <text:p/>
        </draw:line>
        <draw:line draw:style-name="gr2" draw:text-style-name="P1" draw:layer="layout" svg:x1="3.808cm" svg:y1="4.225cm" svg:x2="4.608cm" svg:y2="4.226cm">
          <text:p/>
        </draw:line>
        <draw:custom-shape draw:style-name="gr3" draw:text-style-name="P1" draw:layer="layout" svg:width="0.1cm" svg:height="0.1cm" svg:x="6.187cm" svg:y="5.235cm">
          <text:p/>
          <draw:enhanced-geometry svg:viewBox="0 0 21600 21600" draw:mirror-vertical="true" draw:type="rectangle" draw:enhanced-path="M 0 0 L 21600 0 21600 21600 0 21600 0 0 Z N"/>
        </draw:custom-shape>
        <draw:line draw:style-name="gr4" draw:text-style-name="P1" draw:layer="layout" svg:x1="6.239cm" svg:y1="4.686cm" svg:x2="6.239cm" svg:y2="5.286cm">
          <text:p/>
        </draw:line>
        <draw:frame draw:style-name="gr5" draw:text-style-name="P2" draw:layer="layout" svg:width="1.086cm" svg:height="0.489cm" svg:x="5.701cm" svg:y="5.261cm">
          <draw:text-box>
            <text:p><text:span text:style-name="T1">MCLK</text:span></text:p>
          </draw:text-box>
        </draw:frame>
        <draw:frame draw:style-name="gr5" draw:text-style-name="P3" draw:layer="layout" svg:width="0.705cm" svg:height="0.569cm" svg:x="3.3cm" svg:y="3.945cm">
          <draw:text-box>
            <text:p><text:span text:style-name="T2">D</text:span></text:p>
          </draw:text-box>
        </draw:frame>
        <draw:line draw:style-name="gr4" draw:text-style-name="P1" draw:layer="layout" svg:x1="7.016cm" svg:y1="2.975cm" svg:x2="7.016cm" svg:y2="4.025cm">
          <text:p/>
        </draw:line>
        <draw:line draw:style-name="gr4" draw:text-style-name="P1" draw:layer="layout" svg:x1="7.016cm" svg:y1="2.975cm" svg:x2="3.966cm" svg:y2="2.975cm">
          <text:p/>
        </draw:line>
        <draw:line draw:style-name="gr4" draw:text-style-name="P1" draw:layer="layout" svg:x1="3.958cm" svg:y1="3.725cm" svg:x2="3.958cm" svg:y2="2.975cm">
          <text:p/>
        </draw:line>
        <draw:custom-shape draw:style-name="gr3" draw:text-style-name="P1" draw:layer="layout" svg:width="0.1cm" svg:height="0.1cm" svg:x="6.97cm" svg:y="3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22cm" svg:height="0.569cm" svg:x="7.359cm" svg:y="3.746cm">
          <draw:text-box>
            <text:p><text:span text:style-name="T2">Q</text:span></text:p>
          </draw:text-box>
        </draw:frame>
        <draw:line draw:style-name="gr2" draw:text-style-name="P1" draw:layer="layout" svg:x1="6.708cm" svg:y1="4.026cm" svg:x2="7.508cm" svg:y2="4.027cm">
          <text:p/>
        </draw:line>
        <draw:custom-shape draw:style-name="gr6" draw:text-style-name="P4" draw:layer="layout" svg:width="1.05cm" svg:height="1.5cm" svg:x="5.708cm" svg:y="3.52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238cm" svg:y1="4.775cm" svg:x2="6.088cm" svg:y2="5.025cm">
          <text:p/>
        </draw:line>
        <draw:line draw:style-name="gr4" draw:text-style-name="P1" draw:layer="layout" svg:x1="6.388cm" svg:y1="5.025cm" svg:x2="6.238cm" svg:y2="4.775cm">
          <text:p/>
        </draw:line>
        <draw:custom-shape draw:style-name="gr3" draw:text-style-name="P1" draw:layer="layout" svg:width="0.1cm" svg:height="0.1cm" svg:x="4.759cm" svg:y="4.773cm">
          <text:p/>
          <draw:enhanced-geometry svg:viewBox="0 0 21600 21600" draw:mirror-vertical="true" draw:type="rectangle" draw:enhanced-path="M 0 0 L 21600 0 21600 21600 0 21600 0 0 Z N"/>
        </draw:custom-shape>
        <draw:line draw:style-name="gr4" draw:text-style-name="P1" draw:layer="layout" svg:x1="4.811cm" svg:y1="4.224cm" svg:x2="4.811cm" svg:y2="4.824cm">
          <text:p/>
        </draw:line>
        <draw:custom-shape draw:style-name="gr6" draw:text-style-name="P1" draw:layer="layout" svg:width="1.25cm" svg:height="0.4cm" draw:transform="rotate (1.5707963267946) translate (4.608cm 4.6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5" draw:layer="layout" svg:width="0.637cm" svg:height="0.526cm" svg:x="4.434cm" svg:y="4.027cm">
          <draw:text-box>
            <text:p><text:span text:style-name="T3">1</text:span></text:p>
          </draw:text-box>
        </draw:frame>
        <draw:frame draw:style-name="gr5" draw:text-style-name="P5" draw:layer="layout" svg:width="0.637cm" svg:height="0.526cm" svg:x="4.449cm" svg:y="3.463cm">
          <draw:text-box>
            <text:p><text:span text:style-name="T3">0</text:span></text:p>
          </draw:text-box>
        </draw:frame>
        <draw:frame draw:style-name="gr5" draw:text-style-name="P2" draw:layer="layout" svg:width="1.463cm" svg:height="0.489cm" svg:x="4.082cm" svg:y="4.797cm">
          <draw:text-box>
            <text:p><text:span text:style-name="T1">ACLK_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5-12T17:41:13</dc:date>
    <meta:editing-duration>PT07H07M41S</meta:editing-duration>
    <meta:editing-cycles>20</meta:editing-cycles>
    <meta:generator>OpenOffice.org/3.0$Unix OpenOffice.org_project/300m15$Build-9379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